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f2698"/>
    </style:style>
    <style:style style:name="P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</style:style>
    <style:style style:name="T1" style:family="text">
      <style:text-properties officeooo:rsid="001f2698"/>
    </style:style>
    <style:style style:name="T2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bookmark text:name="docs-internal-guid-ac2e3d4a-7fff-e44e-34e1-2a9449c39277"/>Dear [hiring manager],</text:p>
      <text:p text:style-name="Text_20_body"/>
      <text:p text:style-name="P2">My name is Casey Burhoe and I am very excited about the technology that</text:p>
      <text:p text:style-name="P2">Tailscale is developing. The principle of secure-by-design is important</text:p>
      <text:p text:style-name="P2">to critical programs and infrastructure, especially in the domain of</text:p>
      <text:p text:style-name="P2">networking where leaving security as the responsibility of an end user</text:p>
      <text:p text:style-name="P3"><text:span text:style-name="T2">could have dire consequences. I believe I would bring a valuable perspective to Tailscale through a combination of my experience using security products in a business enterprise environment, my college coursework in computer privacy and security, and my familiarity with Tailscale's products as an end user.</text:span></text:p>
      <text:p text:style-name="P3"><text:span text:style-name="T2"/></text:p>
      <text:p text:style-name="P2">In my current job, I work on a systems administration team providing technical support to university finance staff. Security is of the utmost importance in this environment </text:p>
      <text:p text:style-name="Text_20_body"/>
      <text:p text:style-name="P2">At home, I use Tailscale’s products to connect my devices securely, and</text:p>
      <text:p text:style-name="P2">I appreciate the ease of use that allows me to seamlessly communicate</text:p>
      <text:p text:style-name="P2">between my devices. Because of this, I have begun familiarizing myself</text:p>
      <text:p text:style-name="P2">with the technology stack Tailscale is built on to be able to</text:p>
      <text:p text:style-name="P2">contribute to it further.</text:p>
      <text:p text:style-name="Text_20_body"/>
      <text:p text:style-name="P2">I also appreciate the values of open-source software and believe that</text:p>
      <text:p text:style-name="P2">it helps to uphold a relationship of trust between the developers and</text:p>
      <text:p text:style-name="P2">the end users of a technology.</text:p>
      <text:p text:style-name="Text_20_body"/>
      <text:p text:style-name="P2">Sincerely,</text:p>
      <text:p text:style-name="P2">Casey Burhoe</text:p>
      <text:p text:style-name="Standard"/>
      <text:p text:style-name="Standard"/>
      <text:p text:style-name="P1"><text:span text:style-name="T1">comment from Cara: </text:span>Okay so you can definitely add a full body paragraph about your IT experience and some of the technical experience and how it connects to the responsibilities of the job! Then maybe a paragraph with a story that demonstrates one or two of the soft(er) skills, like improving system efficiency, setting direction for a team, ability to work independently, etc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4T12:34:06.608654388</meta:creation-date>
    <dc:date>2024-09-14T12:46:39.363977745</dc:date>
    <meta:editing-duration>PT10M54S</meta:editing-duration>
    <meta:editing-cycles>3</meta:editing-cycles>
    <meta:generator>LibreOffice/24.2.6.2$Linux_X86_64 LibreOffice_project/8e9a753d9daaea75c34b417ba1bdf556bf2fc5b3</meta:generator>
    <meta:document-statistic meta:table-count="0" meta:image-count="0" meta:object-count="0" meta:page-count="1" meta:paragraph-count="18" meta:word-count="266" meta:character-count="1646" meta:non-whitespace-character-count="1397"/>
  </office:meta>
</office:document-meta>
</file>